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6_1114267526"/>A chapter<text:bookmark-end text:name="__RefHeading__6_1114267526"/></text:h>
      <text:p text:style-name="Text_20_body">Some text.</text:p>
      <text:h text:style-name="Heading_20_1" text:outline-level="1">Another chapter</text:h>
      <text:p text:style-name="Standard">A reference to <text:chapter text:display="name" text:outline-level="1">Another chapter</text:chapter>.</text:p>
      <text:p text:style-name="Standard">A reference to <text:bookmark-ref text:reference-format="text" text:ref-name="__RefHeading__6_1114267526">A chapter</text:bookmark-ref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6-09T16:15:06.50</dc:date>
    <dc:creator>Martin Linnemann</dc:creator>
    <meta:editing-duration>PT14M39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5" meta:word-count="16" meta:character-count="88"/>
  </office:meta>
</office:document-meta>
</file>